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c3f9" officeooo:paragraph-rsid="001fc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’action</text:p>
      <text:p text:style-name="P1"/>
      <text:p text:style-name="P1">01/10 – 01/11 : <text:s/>Etude du problème de dématriçage. </text:p>
      <text:p text:style-name="P1"><text:s text:c="27"/>Recherche de la bibliographie : méthode classique de Hamilton-Adams et méthode de L. Zhang – estimation directionnelle de l’erreur quadratique moyenne minimale linéaire.</text:p>
      <text:p text:style-name="P1"/>
      <text:p text:style-name="P1">02/11 – 20/11 : Implémentation des méthodes de dématriçage en Python. </text:p>
      <text:p text:style-name="P1"/>
      <text:p text:style-name="P1">21/11 – 15/12 : Rédaction d’un petit rapport des résultats obtenus. </text:p>
      <text:p text:style-name="P1"><text:s text:c="25"/>Rédaction du poster. </text:p>
      <text:p text:style-name="P1"/>
      <text:p text:style-name="P1"/>
      <text:p text:style-name="P1"/>
      <text:p text:style-name="P1"><text:s text:c="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1:31:56.577991361</meta:creation-date>
    <dc:date>2019-10-26T11:43:02.870246568</dc:date>
    <meta:editing-duration>PT16S</meta:editing-duration>
    <meta:editing-cycles>1</meta:editing-cycles>
    <meta:document-statistic meta:table-count="0" meta:image-count="0" meta:object-count="0" meta:page-count="1" meta:paragraph-count="7" meta:word-count="55" meta:character-count="470" meta:non-whitespace-character-count="334"/>
    <meta:generator>LibreOffice/6.0.7.3$Linux_X86_64 LibreOffice_project/00m0$Build-3</meta:generator>
  </office:meta>
</office:document-meta>
</file>